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none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end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5cm" svg:height="1.905cm" svg:x="2.54cm" svg:y="0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635cm" svg:height="1.905cm" svg:x="3.175cm" svg:y="0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635cm" svg:height="1.905cm" svg:x="3.81cm" svg:y="0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635cm" svg:height="1.905cm" svg:x="4.445cm" svg:y="0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635cm" svg:height="1.905cm" svg:x="5.08cm" svg:y="0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635cm" svg:height="1.905cm" svg:x="5.715cm" svg:y="0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635cm" svg:height="1.905cm" svg:x="1.905cm" svg:y="0.43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329cm" svg:x1="2.857cm" svg:y1="0.43cm" svg:x2="4.127cm" svg:y2="0.43cm" draw:start-shape="id1" draw:start-glue-point="0" draw:end-shape="id2" draw:end-glue-point="0" svg:d="m2857 430c0-259 1270-259 1270 0">
          <text:p/>
        </draw:connector>
        <draw:connector draw:style-name="gr2" draw:text-style-name="P1" draw:layer="layout" draw:type="curve" draw:line-skew="0.329cm" svg:x1="4.127cm" svg:y1="0.43cm" svg:x2="5.397cm" svg:y2="0.43cm" draw:start-shape="id2" draw:start-glue-point="0" draw:end-shape="id3" draw:end-glue-point="0" svg:d="m4127 430c0-259 1270-259 1270 0">
          <text:p/>
        </draw:connector>
        <draw:connector draw:style-name="gr2" draw:text-style-name="P1" draw:layer="layout" draw:type="curve" draw:line-skew="0.372cm" svg:x1="2.857cm" svg:y1="0.43cm" svg:x2="2.222cm" svg:y2="0.43cm" draw:start-shape="id1" draw:start-glue-point="0" draw:end-shape="id4" draw:end-glue-point="0" svg:d="m2857 430c0-195-635-195-635 0">
          <text:p/>
        </draw:connector>
        <draw:connector draw:style-name="gr3" draw:text-style-name="P1" draw:layer="layout" draw:type="curve" draw:line-skew="0.154cm" svg:x1="2.222cm" svg:y1="0.43cm" svg:x2="3.492cm" svg:y2="0.43cm" draw:start-shape="id4" draw:start-glue-point="0" draw:end-shape="id5" draw:end-glue-point="0" svg:d="m2222 430c0-522 1270-522 1270 0">
          <text:p/>
        </draw:connector>
        <draw:connector draw:style-name="gr3" draw:text-style-name="P1" draw:layer="layout" draw:type="curve" draw:line-skew="0.154cm" svg:x1="3.492cm" svg:y1="0.43cm" svg:x2="4.762cm" svg:y2="0.43cm" draw:start-shape="id5" draw:start-glue-point="0" draw:end-shape="id6" draw:end-glue-point="0" svg:d="m3492 430c0-522 1270-522 1270 0">
          <text:p/>
        </draw:connector>
        <draw:connector draw:style-name="gr3" draw:text-style-name="P1" draw:layer="layout" draw:type="curve" draw:line-skew="0.154cm" svg:x1="4.762cm" svg:y1="0.43cm" svg:x2="6.032cm" svg:y2="0.43cm" draw:start-shape="id6" draw:start-glue-point="0" draw:end-shape="id7" draw:end-glue-point="0" svg:d="m4762 430c0-522 1270-522 1270 0">
          <text:p/>
        </draw:connector>
        <draw:connector draw:style-name="gr2" draw:text-style-name="P1" draw:layer="layout" draw:type="curve" draw:line-skew="0.358cm" svg:x1="6.032cm" svg:y1="0.43cm" svg:x2="5.397cm" svg:y2="0.43cm" draw:start-shape="id7" draw:start-glue-point="0" draw:end-shape="id3" draw:end-glue-point="0" svg:d="m6032 430c0-216-635-216-635 0">
          <text:p/>
        </draw:connector>
        <draw:custom-shape draw:style-name="gr4" draw:text-style-name="P2" draw:layer="layout" svg:width="0.635cm" svg:height="0.794cm" svg:x="1.906cm" svg:y="2.335cm">
          <text:p text:style-name="P2"><text:span text:style-name="T1">0</text:span></text:p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794cm" svg:x="2.54cm" svg:y="2.335cm">
          <text:p text:style-name="P2"><text:span text:style-name="T1">1</text:span></text:p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794cm" svg:x="3.175cm" svg:y="2.335cm">
          <text:p text:style-name="P2"><text:span text:style-name="T1">2</text:span></text:p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794cm" svg:x="3.81cm" svg:y="2.335cm">
          <text:p text:style-name="P2"><text:span text:style-name="T1">3</text:span></text:p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794cm" svg:x="4.445cm" svg:y="2.335cm">
          <text:p text:style-name="P2"><text:span text:style-name="T1">4</text:span></text:p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794cm" svg:x="5.08cm" svg:y="2.335cm">
          <text:p text:style-name="P2"><text:span text:style-name="T1">5</text:span></text:p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0.794cm" svg:x="5.715cm" svg:y="2.335cm">
          <text:p text:style-name="P2"><text:span text:style-name="T1">6</text:span></text:p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24cm" svg:height="0.794cm" svg:x="0.081cm" svg:y="2.335cm">
          <text:p text:style-name="P3"><text:span text:style-name="T1">Physical</text:span></text:p>
          <text:p text:style-name="P3"><text:span text:style-name="T1">Topologica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604cm" fo:page-height="3.1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Ezell</meta:initial-creator>
    <meta:creation-date>2013-03-19T14:09:51</meta:creation-date>
    <dc:date>2013-03-19T17:25:41</dc:date>
    <dc:creator>Matthew Ezell</dc:creator>
    <meta:editing-duration>PT3H36S</meta:editing-duration>
    <meta:editing-cycles>5</meta:editing-cycles>
    <meta:generator>LibreOffice/3.4$Unix LibreOffice_project/340m1$Build-502</meta:generator>
    <meta:document-statistic meta:object-count="22"/>
  </office:meta>
</office:document-meta>
</file>